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9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9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10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10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10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10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8" style:family="paragraph" style:parent-style-name="Standard" style:list-style-name="L10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9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618706151680960078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8799125910849151580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537105497996660560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7892844460030535599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7830121297614422488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2869836355549452717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7244005604002973700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9062994007801817178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440817878087889031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5029855580616314827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1354843210490979274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7926543867381348061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8399319316764937028" text:style-name="L13">
        <text:list-item>
          <text:p text:style-name="P19">New camoflage system DONE</text:p>
        </text:list-item>
      </text:list>
      <text:list xml:id="list4280093626304998864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3536795062156487169" text:style-name="L15">
        <text:list-item>
          <text:p text:style-name="P21">Implement PlayerDataManager script (replaces GameManager) DONE</text:p>
        </text:list-item>
      </text:list>
      <text:list xml:id="list4071191039770979385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7994050990307937245" text:style-name="L17">
        <text:list-item>
          <text:p text:style-name="P23">ToweButton Script complete rework DONE</text:p>
        </text:list-item>
      </text:list>
      <text:list xml:id="list5707276485885749631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8079990474772605505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485797979959280987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1432695017573541589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1041950430043270360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34662417" text:continue-list="list1432695017573541589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7590465276467435973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7849692545996036616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1152973312486733980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98873560830926386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2129770090121337260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3217481993522651629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1870661315054958140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92633441405163474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1412054586490654719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521963499801137792" text:style-name="L32">
        <text:list-item>
          <text:p text:style-name="P38">Update methods and logic for choosing which wave to spawn at which time DONE</text:p>
        </text:list-item>
      </text:list>
      <text:list xml:id="list34664297" text:continue-list="list1412054586490654719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2197288108719288304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2734355613097867210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1202614867519483138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3356971421027318735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2443612786262914719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872380192722968802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5436680953398959705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8147695211956540568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7081769491971024329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8268263709587090471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89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4723333075755261013" text:style-name="L43">
        <text:list-item>
          <text:p text:style-name="P90">Get panel sizing/scaling and positioning perfect</text:p>
        </text:list-item>
        <text:list-item>
          <text:p text:style-name="P90">Add info on aim/defense modifiers to panel view where applicable (enrenched, cover, etc)</text:p>
          <text:list>
            <text:list-item>
              <text:p text:style-name="P90">add entrenched DONE</text:p>
            </text:list-item>
            <text:list-item>
              <text:p text:style-name="P90">add dead eye DONE</text:p>
            </text:list-item>
            <text:list-item>
              <text:p text:style-name="P90">add cover DONE</text:p>
            </text:list-item>
            <text:list-item>
              <text:p text:style-name="P90">add half cover DONE</text:p>
            </text:list-item>
          </text:list>
        </text:list-item>
      </text:list>
      <text:list xml:id="list4086055266635356233" text:style-name="L44">
        <text:list-item>
          <text:p text:style-name="P91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6594592128106025441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92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545538805817743520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4956127542899354994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34666575" text:continue-list="list545538805817743520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5272141213028295673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34665861" text:continue-list="list34666575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837604312354283072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8534156226891291172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2332593159628794398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93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6168977117859789548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690177159022194714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94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5190698577914086392" text:style-name="L54">
        <text:list-item>
          <text:p text:style-name="P95">water tile sprites change there sprite based on adjacent tiles</text:p>
        </text:list-item>
        <text:list-item>
          <text:p text:style-name="P95">Set up direction sprites for water tiles</text:p>
          <text:list>
            <text:list-item>
              <text:p text:style-name="P95">N,S,E,W,NE,NW,SE,SW sprites</text:p>
            </text:list-item>
            <text:list-item>
              <text:p text:style-name="P95">surrounded sprite</text:p>
            </text:list-item>
            <text:list-item>
              <text:p text:style-name="P95">isolated(alone) sprite</text:p>
            </text:list-item>
          </text:list>
        </text:list-item>
      </text:list>
      <text:list xml:id="list8027471461461266877" text:style-name="L55">
        <text:list-item>
          <text:p text:style-name="P96">Create new method that runes after level is instantiated</text:p>
          <text:list>
            <text:list-item>
              <text:p text:style-name="P96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34675218" text:continue-list="list5190698577914086392" text:style-name="L54">
        <text:list-item>
          <text:p text:style-name="P95">grass/dirt tile sprites change there sprite based on adjacent tiles DONE</text:p>
        </text:list-item>
        <text:list-item>
          <text:p text:style-name="P95">Set up direction sprites for water tiles DONE</text:p>
          <text:list>
            <text:list-item>
              <text:p text:style-name="P95">N,S,E,W,NE,NW,SE,SW sprites</text:p>
            </text:list-item>
            <text:list-item>
              <text:p text:style-name="P95">surrounded sprite</text:p>
            </text:list-item>
            <text:list-item>
              <text:p text:style-name="P95">isolated(alone) sprite</text:p>
            </text:list-item>
          </text:list>
        </text:list-item>
      </text:list>
      <text:list xml:id="list1752884561894806758" text:style-name="L56">
        <text:list-item>
          <text:p text:style-name="P97">Create random dirt/grass centre tile types to give map variety DONE</text:p>
        </text:list-item>
        <text:list-item>
          <text:p text:style-name="P97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34663853" text:continue-list="list34675218" text:style-name="L54">
        <text:list-item>
          <text:p text:style-name="P95">rockwall sprites change there sprite based on adjacent rockwalls /objects DONE</text:p>
        </text:list-item>
        <text:list-item>
          <text:p text:style-name="P95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3505498022832977150" text:style-name="L57">
        <text:list-item>
          <text:p text:style-name="P98">Dirt tiles can have a random grass/bush/fauna sprite assigned to give the map variety</text:p>
          <text:list>
            <text:list-item>
              <text:p text:style-name="P98">find/create a list of different fauna objects and sprites DONE</text:p>
            </text:list-item>
            <text:list-item>
              <text:p text:style-name="P98">implement method/system for randomly selecting and apply fauna objects to dirt tiles DONE</text:p>
            </text:list-item>
            <text:list-item>
              <text:p text:style-name="P98">animate all fauna objects / sprites</text:p>
            </text:list-item>
          </text:list>
        </text:list-item>
      </text:list>
      <text:list xml:id="list2998836989843767999" text:style-name="L58">
        <text:list-item>
          <text:p text:style-name="P99">Make trees look nice and animated</text:p>
          <text:list>
            <text:list-item>
              <text:p text:style-name="P99">find/create a list of different tree objects and sprites DONE</text:p>
            </text:list-item>
            <text:list-item>
              <text:p text:style-name="P99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7303300673520315963" text:style-name="L59">
        <text:list-item>
          <text:p text:style-name="P100">Update and rework tile highlights</text:p>
          <text:list>
            <text:list-item>
              <text:p text:style-name="P100">tile no longer highlights. Instead, tiles have a blank tile above them that turns on, and this plays highlight instead DONE</text:p>
            </text:list-item>
            <text:list-item>
              <text:p text:style-name="P100">ordering layers setup correctly with living entities, worldobjects and edge sprites DONE</text:p>
            </text:list-item>
            <text:list-item>
              <text:p text:style-name="P100">speed up highlight animation twice as much DONE</text:p>
            </text:list-item>
          </text:list>
        </text:list-item>
      </text:list>
      <text:list xml:id="list4266573484889286968" text:style-name="L60">
        <text:list-item>
          <text:p text:style-name="P101">Ordering Layers DONE</text:p>
          <text:list>
            <text:list-item>
              <text:p text:style-name="P101">tile 1</text:p>
            </text:list-item>
            <text:list-item>
              <text:p text:style-name="P101">edge sprites 3</text:p>
            </text:list-item>
            <text:list-item>
              <text:p text:style-name="P101">foliage/embelishments 5</text:p>
            </text:list-item>
            <text:list-item>
              <text:p text:style-name="P101">tile highlights 7</text:p>
            </text:list-item>
            <text:list-item>
              <text:p text:style-name="P101">grid outline 9</text:p>
            </text:list-item>
            <text:list-item>
              <text:p text:style-name="P101">living entities 11</text:p>
            </text:list-item>
          </text:list>
        </text:list-item>
      </text:list>
      <text:p text:style-name="P6">Sprint 32: Movement/Ability action hover icon (completed 7/10/19)</text:p>
      <text:list xml:id="list5461496045463813637" text:style-name="L61">
        <text:list-item>
          <text:p text:style-name="P102">When a defender is awaiting an order that involves targetting a tile/character, a blank white tile moves to the current moused over position to notify the player better DONE</text:p>
        </text:list-item>
        <text:list-item>
          <text:p text:style-name="P102">Create new methods/logic in hover script DONE</text:p>
        </text:list-item>
        <text:list-item>
          <text:p text:style-name="P102">Create new blank tile object hover script DONE</text:p>
        </text:list-item>
        <text:list-item>
          <text:p text:style-name="P102">blank tile object activates/deactivates correctly DONE</text:p>
        </text:list-item>
      </text:list>
      <text:p text:style-name="P6">Sprint 33: Hive sprite/ animation updates (completed 7/10/19)</text:p>
      <text:list xml:id="list9017140149674567383" text:style-name="L62">
        <text:list-item>
          <text:p text:style-name="P103"><text:soft-page-break/>Find and update hive enemy animations/sprites DONE</text:p>
          <text:list>
            <text:list-item>
              <text:p text:style-name="P103">Edit sprites in gimp DONE</text:p>
            </text:list-item>
            <text:list-item>
              <text:p text:style-name="P103">find new animation sprite sheets DONE</text:p>
            </text:list-item>
            <text:list-item>
              <text:p text:style-name="P103">Implement new animator controller and anims DONE</text:p>
            </text:list-item>
            <text:list-item>
              <text:p text:style-name="P103">test all working DONE</text:p>
            </text:list-item>
          </text:list>
        </text:list-item>
      </text:list>
      <text:p text:style-name="P6">Sprint 34: <text:s/>Camera Updates (completed 7/10/19)</text:p>
      <text:list xml:id="list7951198327733176972" text:style-name="L63">
        <text:list-item>
          <text:p text:style-name="P104">make look at transitions sharper and cleaner DONE</text:p>
        </text:list-item>
        <text:list-item>
          <text:p text:style-name="P104">New cameramanager method: Bool IsCameraWithinRangeOfTarget(float range, gameobject target) DONE</text:p>
          <text:list>
            <text:list-item>
              <text:p text:style-name="P104">method checks the position of the camera and the the target DONE</text:p>
            </text:list-item>
            <text:list-item>
              <text:p text:style-name="P104">if both the x and y value of camera is within the float 'range' of the target, this returns true DONE</text:p>
            </text:list-item>
            <text:list-item>
              <text:p text:style-name="P104">method will be used in coroutine that make the camera look at stuff DONE</text:p>
            </text:list-item>
          </text:list>
        </text:list-item>
      </text:list>
      <text:list xml:id="list5027869702968229268" text:style-name="L64">
        <text:list-item>
          <text:p text:style-name="P105">replace all yield wait for seconds statements (loot box, enemies, etc) with yield wait until IsCameraWithinRange(1, target) DONE</text:p>
        </text:list-item>
        <text:list-item>
          <text:p text:style-name="P105">Play around with 'smooth speed' properties. Make camera move a bit faster, and limit its slow down factor</text:p>
        </text:list-item>
        <text:list-item>
          <text:p text:style-name="P105">Portal prefab DONE</text:p>
          <text:list>
            <text:list-item>
              <text:p text:style-name="P105">Add portal animation to loot boxes DONE </text:p>
            </text:list-item>
            <text:list-item>
              <text:p text:style-name="P105">edit portal sort order: make portal appear infront of entities/lootboxes DONE</text:p>
            </text:list-item>
          </text:list>
        </text:list-item>
      </text:list>
      <text:p text:style-name="P6">Sprint 35: Over watch Changes (completed 8/10/19)</text:p>
      <text:list xml:id="list4072359240617324363" text:style-name="L65">
        <text:list-item>
          <text:p text:style-name="P106">Overwatch now has a cooldown of only 1 DONE</text:p>
        </text:list-item>
        <text:list-item>
          <text:p text:style-name="P106">modify overwatch ability coroutine to apply/remove aim bonus DONE</text:p>
        </text:list-item>
        <text:list-item>
          <text:p text:style-name="P106">Overwatch shots have -20 aim DONE</text:p>
        </text:list-item>
        <text:list-item>
          <text:p text:style-name="P106">fix overwatchVFX notification playing twice DONE</text:p>
        </text:list-item>
      </text:list>
      <text:p text:style-name="P6">Sprint 36: Fix bugs with astar pathfinding (completed 8/10/19)</text:p>
      <text:list xml:id="list6188521944354072347" text:style-name="L66">
        <text:list-item>
          <text:p text:style-name="P107">enemies should not be able to occupy a tile that contains a world object, but can still move </text:p>
        </text:list-item>
        <text:list-item>
          <text:p text:style-name="P107">Modify ai logic method GetBestValidMoveLocationBetweenMeAndTarget</text:p>
        </text:list-item>
      </text:list>
      <text:p text:style-name="P6">Sprint 37: Sandbags (completed 8/10/19)</text:p>
      <text:list xml:id="list2872318376578519025" text:style-name="L67">
        <text:list-item>
          <text:p text:style-name="P108">Prepare sandbag sprites DONE</text:p>
        </text:list-item>
        <text:list-item>
          <text:p text:style-name="P108"><text:soft-page-break/>Update methods in tile sprite manager for sandbags DONE</text:p>
        </text:list-item>
        <text:list-item>
          <text:p text:style-name="P108">Add properties for each sandbag sprite(N,S,E,W surrounded, isolated, etc) DONE</text:p>
        </text:list-item>
        <text:list-item>
          <text:p text:style-name="P108">Create sandbags around spaceship on game start DONE</text:p>
        </text:list-item>
        <text:list-item>
          <text:p text:style-name="P108">create new tile setup type: dirt with sandbag DONE</text:p>
        </text:list-item>
        <text:list-item>
          <text:p text:style-name="P108">bug test: make sure sandbag sprites are assigned correctly DONE</text:p>
        </text:list-item>
      </text:list>
      <text:p text:style-name="P5">Sprint ??: Project clean up</text:p>
      <text:list xml:id="list1677839761447935053" text:style-name="L68">
        <text:list-item>
          <text:p text:style-name="P109">Delete unused / legacy things</text:p>
          <text:list>
            <text:list-item>
              <text:p text:style-name="P109">sprites</text:p>
            </text:list-item>
            <text:list-item>
              <text:p text:style-name="P109">fonts</text:p>
            </text:list-item>
            <text:list-item>
              <text:p text:style-name="P109">scripts</text:p>
            </text:list-item>
            <text:list-item>
              <text:p text:style-name="P109">prefabs</text:p>
            </text:list-item>
            <text:list-item>
              <text:p text:style-name="P109">gameobjects in scene</text:p>
            </text:list-item>
            <text:list-item>
              <text:p text:style-name="P109">old scenes</text:p>
            </text:list-item>
            <text:list-item>
              <text:p text:style-name="P109">old animations</text:p>
            </text:list-item>
          </text:list>
        </text:list-item>
      </text:list>
      <text:list xml:id="list5511421690321831741" text:style-name="L69">
        <text:list-item>
          <text:p text:style-name="P110">Clean up all scripts</text:p>
          <text:list>
            <text:list-item>
              <text:p text:style-name="P110">remove un needed debug.log lines</text:p>
            </text:list-item>
            <text:list-item>
              <text:p text:style-name="P110">add comments to more methods</text:p>
            </text:list-item>
            <text:list-item>
              <text:p text:style-name="P110">reorganise method placement and add regions</text:p>
            </text:list-item>
            <text:list-item>
              <text:p text:style-name="P110">Create header fields</text:p>
            </text:list-item>
            <text:list-item>
              <text:p text:style-name="P110">update all methods/properties to new naming conventions</text:p>
            </text:list-item>
            <text:list-item>
              <text:p text:style-name="P110">delete unneeded/legacy code</text:p>
            </text:list-item>
          </text:list>
        </text:list-item>
      </text:list>
      <text:list xml:id="list1925412314765848213" text:style-name="L70">
        <text:list-item>
          <text:p text:style-name="P111">Clean up folders</text:p>
          <text:list>
            <text:list-item>
              <text:p text:style-name="P111">make more folders within folders</text:p>
            </text:list-item>
            <text:list-item>
              <text:p text:style-name="P111">place files in folders correctly</text:p>
            </text:list-item>
          </text:list>
        </text:list-item>
      </text:list>
      <text:p text:style-name="P5">Sprint ??: Enemy Spawning / Difficulty /Scaling /Balance</text:p>
      <text:list xml:id="list8712254329127221707" text:style-name="L71">
        <text:list-item>
          <text:p text:style-name="P112">Make the game playable and interesting up to at least turn 50</text:p>
        </text:list-item>
        <text:list-item>
          <text:p text:style-name="P112">Implement spawn multiple waves at a time</text:p>
          <text:list>
            <text:list-item>
              <text:p text:style-name="P112">Decide which turn double waves should occur</text:p>
            </text:list-item>
            <text:list-item>
              <text:p text:style-name="P112"><text:soft-page-break/>Update 'spawn next wave ' method two spawn an additional wave</text:p>
              <text:list>
                <text:list-item>
                  <text:p text:style-name="P112">make waves spawn at different locations</text:p>
                </text:list-item>
              </text:list>
            </text:list-item>
          </text:list>
        </text:list-item>
      </text:list>
      <text:list xml:id="list6363365353364754432" text:style-name="L72">
        <text:list-item>
          <text:p text:style-name="P113">Balance and play test defenders, resources, loot boxes and enemies</text:p>
          <text:list>
            <text:list-item>
              <text:p text:style-name="P113">finalize starting properties (starting gold, passive income, starting characters, starting troop capacity, etc</text:p>
            </text:list-item>
            <text:list-item>
              <text:p text:style-name="P113">experiment with defender/enemy hp, damage, mobility etc</text:p>
            </text:list-item>
          </text:list>
        </text:list-item>
      </text:list>
      <text:p text:style-name="P5">Sprint ?? Rare Loot Boxes</text:p>
      <text:p text:style-name="P5">Sprint ?? Turn 10 buff event</text:p>
      <text:p text:style-name="P5">Sprint ?? Line renderer for pathfinding on move orders for defenders</text:p>
      <text:p text:style-name="P5">Sprint ??: Set up keyboard controls for abilities</text:p>
      <text:p text:style-name="P5">- keyboard button numbers 1-5 control abilities on the ability bar for quick access</text:p>
      <text:p text:style-name="P5"/>
      <text:p text:style-name="P5">Sprint ??: <text:s/>New Defender anims + sprites</text:p>
      <text:list xml:id="list4748636023824844283" text:style-name="L73">
        <text:list-item>
          <text:p text:style-name="P114">Set up sprites/anims for rifleman, sniper, machine gunner and ranger</text:p>
          <text:list>
            <text:list-item>
              <text:p text:style-name="P114">rifleman</text:p>
              <text:list>
                <text:list-item>
                  <text:p text:style-name="P114">find sprites</text:p>
                </text:list-item>
                <text:list-item>
                  <text:p text:style-name="P114">prepare images with paint/gimp</text:p>
                </text:list-item>
                <text:list-item>
                  <text:p text:style-name="P114">set up animations + animator controller</text:p>
                </text:list-item>
              </text:list>
            </text:list-item>
            <text:list-item>
              <text:p text:style-name="P114">Ranger</text:p>
              <text:list>
                <text:list-item>
                  <text:p text:style-name="P114">find sprites</text:p>
                </text:list-item>
                <text:list-item>
                  <text:p text:style-name="P114">prepare images with paint/gimp</text:p>
                </text:list-item>
                <text:list-item>
                  <text:p text:style-name="P114">set up animations + animator controller</text:p>
                </text:list-item>
              </text:list>
            </text:list-item>
            <text:list-item>
              <text:p text:style-name="P114">Machine Gunner</text:p>
              <text:list>
                <text:list-item>
                  <text:p text:style-name="P114">find sprites</text:p>
                </text:list-item>
                <text:list-item>
                  <text:p text:style-name="P114">prepare images with paint/gimp</text:p>
                </text:list-item>
                <text:list-item>
                  <text:p text:style-name="P114">set up animations + animator controller</text:p>
                </text:list-item>
              </text:list>
            </text:list-item>
            <text:list-item>
              <text:p text:style-name="P114">Ranger</text:p>
              <text:list>
                <text:list-item>
                  <text:p text:style-name="P114">find sprites</text:p>
                </text:list-item>
                <text:list-item>
                  <text:p text:style-name="P114">prepare images with paint/gimp</text:p>
                </text:list-item>
                <text:list-item>
                  <text:p text:style-name="P114"><text:soft-page-break/>set up animations + animator controller</text:p>
                </text:list-item>
              </text:list>
            </text:list-item>
          </text:list>
        </text:list-item>
      </text:list>
      <text:p text:style-name="P5">Sprint ?? Shoot animations</text:p>
      <text:list xml:id="list3356976774676613601" text:style-name="L74">
        <text:list-item>
          <text:p text:style-name="P115">Set up rifleman shoot animation event</text:p>
        </text:list-item>
        <text:list-item>
          <text:p text:style-name="P115">Process</text:p>
          <text:list>
            <text:list-item>
              <text:p text:style-name="P115">On perform shoot, shoot anim is triggered</text:p>
            </text:list-item>
            <text:list-item>
              <text:p text:style-name="P115">projectiles are created and sent from attacker position to target position</text:p>
            </text:list-item>
            <text:list-item>
              <text:p text:style-name="P115">handle damage method waits until attack animation finished</text:p>
            </text:list-item>
            <text:list-item>
              <text:p text:style-name="P115">attack animation needs a method for setting attack anim bool as finished</text:p>
            </text:list-item>
          </text:list>
        </text:list-item>
      </text:list>
      <text:p text:style-name="P5"/>
      <text:p text:style-name="P5"/>
      <text:p text:style-name="P5">Sprint ??: Design Implement elite enemies</text:p>
      <text:list xml:id="list4000097834249400330" text:style-name="L75">
        <text:list-item>
          <text:p text:style-name="P58">Design + Implement level 1 elite enemy</text:p>
        </text:list-item>
        <text:list-item>
          <text:p text:style-name="P58">Design + implement level 2 elite enemy</text:p>
        </text:list-item>
      </text:list>
      <text:p text:style-name="P1"/>
      <text:p text:style-name="P1">Sprint ??: Weapon traits / attributes</text:p>
      <text:list xml:id="list1503295566479031269" text:style-name="L76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5522160263161174792" text:style-name="L77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34680391" text:continue-list="list6168977117859789548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<text:soft-page-break/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4588842103037213197" text:style-name="L78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2509445129808682636" text:style-name="L79">
        <text:list-item>
          <text:p text:style-name="P62">Design and brainstorm ideas for warcasters and things ability</text:p>
          <text:list>
            <text:list-item>
              <text:p text:style-name="P62">power level</text:p>
            </text:list-item>
            <text:list-item>
              <text:p text:style-name="P62">abilities</text:p>
            </text:list-item>
            <text:list-item>
              <text:p text:style-name="P62">passive traits</text:p>
            </text:list-item>
            <text:list-item>
              <text:p text:style-name="P62">control zone abilities/passives</text:p>
            </text:list-item>
            <text:list-item>
              <text:p text:style-name="P62">what happens when a warcaster dies?</text:p>
            </text:list-item>
          </text:list>
        </text:list-item>
      </text:list>
      <text:p text:style-name="P1"/>
      <text:p text:style-name="P1">Sprint ??: Player Score</text:p>
      <text:list xml:id="list844954687007648996" text:style-name="L80">
        <text:list-item>
          <text:p text:style-name="P63">Implement a scoring system</text:p>
        </text:list-item>
      </text:list>
      <text:list xml:id="list3158974415506055955" text:style-name="L81">
        <text:list-item>
          <text:p text:style-name="P64">New Script: Player score manager</text:p>
        </text:list-item>
        <text:list-item>
          <text:p text:style-name="P64">Design different ways to score more points</text:p>
          <text:list>
            <text:list-item>
              <text:p text:style-name="P64">enemies killed</text:p>
            </text:list-item>
            <text:list-item>
              <text:p text:style-name="P64">resources collected</text:p>
            </text:list-item>
            <text:list-item>
              <text:p text:style-name="P64">tiles moved over</text:p>
            </text:list-item>
            <text:list-item>
              <text:p text:style-name="P64"><text:soft-page-break/>shots hit / missed</text:p>
            </text:list-item>
            <text:list-item>
              <text:p text:style-name="P64">defenders lost</text:p>
            </text:list-item>
            <text:list-item>
              <text:p text:style-name="P64">obstructions built</text:p>
            </text:list-item>
            <text:list-item>
              <text:p text:style-name="P64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8274309192342066559" text:style-name="L82">
        <text:list-item>
          <text:p text:style-name="P65">Find and implement sci-fi themed UI sprites for UI elements</text:p>
        </text:list-item>
        <text:list-item>
          <text:p text:style-name="P65">Find a scifi themed font</text:p>
        </text:list-item>
        <text:list-item>
          <text:p text:style-name="P65">Find + implement new sprites / animations for defenders</text:p>
        </text:list-item>
        <text:list-item>
          <text:p text:style-name="P65">Find + implement new sprites / animations for enemies</text:p>
        </text:list-item>
        <text:list-item>
          <text:p text:style-name="P65">Find + implement new sprites / animations for world objects</text:p>
          <text:list>
            <text:list-item>
              <text:p text:style-name="P65">try find trees with animations</text:p>
            </text:list-item>
          </text:list>
        </text:list-item>
      </text:list>
      <text:p text:style-name="P1"/>
      <text:p text:style-name="P1">Future Sprint Stuff</text:p>
      <text:list xml:id="list8841304426164308738" text:style-name="L83">
        <text:list-item>
          <text:p text:style-name="P66">Redesign and impement UI elements</text:p>
          <text:list>
            <text:list-item>
              <text:p text:style-name="P66">Top panel</text:p>
            </text:list-item>
            <text:list-item>
              <text:p text:style-name="P66">Defender/construct buttons + panel</text:p>
            </text:list-item>
            <text:list-item>
              <text:p text:style-name="P66">Defender screen overlay UI</text:p>
              <text:list>
                <text:list-item>
                  <text:p text:style-name="P66">Defender ability bar</text:p>
                </text:list-item>
                <text:list-item>
                  <text:p text:style-name="P66">defender stat panel</text:p>
                </text:list-item>
                <text:list-item>
                  <text:p text:style-name="P66">defender weapons panel</text:p>
                </text:list-item>
              </text:list>
            </text:list-item>
          </text:list>
        </text:list-item>
      </text:list>
      <text:list xml:id="list6892465973719491027" text:style-name="L84">
        <text:list-item>
          <text:p text:style-name="P67">Implement when enemy mouse over during shoot targetting, it shows the hit chance percentage</text:p>
        </text:list-item>
        <text:list-item>
          <text:p text:style-name="P67">Update hover class</text:p>
          <text:list>
            <text:list-item>
              <text:p text:style-name="P67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8475894516998813451" text:style-name="L85">
        <text:list-item>
          <text:p text:style-name="P68">Update Tile animations</text:p>
          <text:list>
            <text:list-item>
              <text:p text:style-name="P68">Tilescripts sprite renderer is no longer directed animated/highlighted. Instead, place a blank white/partially transparent tile over the tile, and highlight that.</text:p>
              <text:list>
                <text:list-item>
                  <text:p text:style-name="P68"><text:soft-page-break/>Make sure the the blank tile doesnt block mouse clicks/raycasts</text:p>
                </text:list-item>
              </text:list>
            </text:list-item>
            <text:list-item>
              <text:p text:style-name="P68">tile animations play faster</text:p>
            </text:list-item>
            <text:list-item>
              <text:p text:style-name="P68">tile highlight animation stops immediatly when cancel is triggered, instead of playing out the entire animation</text:p>
            </text:list-item>
          </text:list>
        </text:list-item>
      </text:list>
      <text:list xml:id="list34667999" text:continue-list="list6892465973719491027" text:style-name="L84">
        <text:list-item>
          <text:p text:style-name="P67">Find sprites and re do animations for </text:p>
          <text:list>
            <text:list-item>
              <text:p text:style-name="P67">rifleman</text:p>
            </text:list-item>
            <text:list-item>
              <text:p text:style-name="P67">hive gunner</text:p>
            </text:list-item>
            <text:list-item>
              <text:p text:style-name="P67">hive swarmer</text:p>
            </text:list-item>
          </text:list>
        </text:list-item>
      </text:list>
      <text:list xml:id="list5349870774301529959" text:style-name="L86">
        <text:list-item>
          <text:p text:style-name="P69">Find new sprites for tiles</text:p>
        </text:list-item>
        <text:list-item>
          <text:p text:style-name="P69">Find new sprites/animations for world objects</text:p>
          <text:list>
            <text:list-item>
              <text:p text:style-name="P69">tree</text:p>
            </text:list-item>
            <text:list-item>
              <text:p text:style-name="P69">rock wall</text:p>
            </text:list-item>
            <text:list-item>
              <text:p text:style-name="P69">rubble</text:p>
            </text:list-item>
          </text:list>
        </text:list-item>
      </text:list>
      <text:list xml:id="list4265009631608153715" text:style-name="L87">
        <text:list-item>
          <text:p text:style-name="P70">Rifleman: Implement throw hand grenade ability</text:p>
        </text:list-item>
        <text:list-item>
          <text:p text:style-name="P70">Resources</text:p>
          <text:list>
            <text:list-item>
              <text:p text:style-name="P70">Implement different resources: gold, steel, wood</text:p>
            </text:list-item>
            <text:list-item>
              <text:p text:style-name="P70">Create new static script for managing a players resources (re-do gamemanager singleton)</text:p>
            </text:list-item>
            <text:list-item>
              <text:p text:style-name="P70">create icons/text meshs for gold, steel, wood on the top panel</text:p>
            </text:list-item>
            <text:list-item>
              <text:p text:style-name="P70">Implement defenders and constructs have resource costs</text:p>
              <text:list>
                <text:list-item>
                  <text:p text:style-name="P70">defenders/constructs cannot be placed if player does not have enough resources</text:p>
                </text:list-item>
              </text:list>
            </text:list-item>
          </text:list>
        </text:list-item>
      </text:list>
      <text:list xml:id="list6384653662695804967" text:style-name="L88">
        <text:list-item>
          <text:p text:style-name="P71">Tile and object sprite rules</text:p>
        </text:list-item>
      </text:list>
      <text:list xml:id="list4104576182767981883" text:style-name="L89">
        <text:list-item>
          <text:p text:style-name="P72">Water tiles edit their sprites based on other adjacent water sprites automatically e.g.</text:p>
          <text:list>
            <text:list-item>
              <text:p text:style-name="P72">Edge water sprite, centre water sprite, corner water sprite</text:p>
            </text:list-item>
          </text:list>
        </text:list-item>
        <text:list-item>
          <text:p text:style-name="P72">Rock wall objects edit their sprites based on other adjacent rock wall object sprites automatically e.g.</text:p>
          <text:list>
            <text:list-item>
              <text:p text:style-name="P72">Centre rock, edge rock, corner rock, isolated rock</text:p>
            </text:list-item>
          </text:list>
        </text:list-item>
      </text:list>
      <text:list xml:id="list8370023226820532936" text:style-name="L90">
        <text:list-item>
          <text:p text:style-name="P73">Projectile animations and attack animation</text:p>
          <text:list>
            <text:list-item>
              <text:p text:style-name="P73">Add shoot attack animations to characters (maybe not yet, maybe these animations arent available)</text:p>
            </text:list-item>
            <text:list-item>
              <text:p text:style-name="P73"><text:soft-page-break/>Attack (shoot) animation sequence</text:p>
              <text:list>
                <text:list-item>
                  <text:p text:style-name="P73">attacker makes attack movement animation</text:p>
                </text:list-item>
                <text:list-item>
                  <text:p text:style-name="P73">instantiate a projectile and launch it at the target</text:p>
                </text:list-item>
                <text:list-item>
                  <text:p text:style-name="P73">yield return wait until the projectile hits target</text:p>
                </text:list-item>
                <text:list-item>
                  <text:p text:style-name="P73">resolve damage/attack event, show damage or miss notification</text:p>
                  <text:list>
                    <text:list-item>
                      <text:p text:style-name="P73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5951463480833313439" text:style-name="L91">
        <text:list-item>
          <text:p text:style-name="P74">Implement spaceship control zone</text:p>
        </text:list-item>
        <text:list-item>
          <text:p text:style-name="P74">defenders cant be placed anywhere, they can only be placed inside the spaceship control zone</text:p>
        </text:list-item>
      </text:list>
      <text:p text:style-name="P1">Implement Character Points</text:p>
      <text:list xml:id="list9184004518743454819" text:style-name="L92">
        <text:list-item>
          <text:p text:style-name="P75">Characters have a 'point' value property</text:p>
        </text:list-item>
        <text:list-item>
          <text:p text:style-name="P75">implement point icon + current points / max points text on top panel</text:p>
        </text:list-item>
        <text:list-item>
          <text:p text:style-name="P75">implement cant recruit a new defender if it would take player above points maximum</text:p>
        </text:list-item>
        <text:list-item>
          <text:p text:style-name="P75">Add point cost icon/text to each defender button on panel</text:p>
        </text:list-item>
      </text:list>
      <text:p text:style-name="P1"/>
      <text:p text:style-name="P1">Different map presets</text:p>
      <text:list xml:id="list4857490415793757430" text:style-name="L96">
        <text:list-item>
          <text:p text:style-name="P79">Implement and design 3 different maps</text:p>
        </text:list-item>
        <text:list-item>
          <text:p text:style-name="P79">balance, test and modify maps</text:p>
        </text:list-item>
        <text:list-item>
          <text:p text:style-name="P79">implement level manager method for randomly choosing a map</text:p>
        </text:list-item>
      </text:list>
      <text:p text:style-name="P1">Set up Core game loop</text:p>
      <text:list xml:id="list6412091001924587108" text:style-name="L97">
        <text:list-item>
          <text:p text:style-name="P80">Enemies target spaceship correctly</text:p>
        </text:list-item>
        <text:list-item>
          <text:p text:style-name="P80">no erorrs occur when spaceship is destroyed</text:p>
        </text:list-item>
        <text:list-item>
          <text:p text:style-name="P80">if spaceship is destroyed, game over event starts</text:p>
        </text:list-item>
        <text:list-item>
          <text:p text:style-name="P80">Game over event</text:p>
          <text:list>
            <text:list-item>
              <text:p text:style-name="P80">space ship plays a explosion animation</text:p>
            </text:list-item>
            <text:list-item>
              <text:p text:style-name="P80">black screen half fades in</text:p>
            </text:list-item>
            <text:list-item>
              <text:p text:style-name="P80">game over panel window appears centre screen over everything</text:p>
            </text:list-item>
            <text:list-item>
              <text:p text:style-name="P80">game over screen elements</text:p>
              <text:list>
                <text:list-item>
                  <text:p text:style-name="P80"><text:soft-page-break/>Game over text</text:p>
                </text:list-item>
                <text:list-item>
                  <text:p text:style-name="P80">new game button</text:p>
                </text:list-item>
                <text:list-item>
                  <text:p text:style-name="P80">main menu button</text:p>
                </text:list-item>
                <text:list-item>
                  <text:p text:style-name="P80">Player Score</text:p>
                  <text:list>
                    <text:list-item>
                      <text:p text:style-name="P80">different elements that contribute to score e.g.</text:p>
                      <text:list>
                        <text:list-item>
                          <text:p text:style-name="P80">Basic enemies killed</text:p>
                        </text:list-item>
                        <text:list-item>
                          <text:p text:style-name="P80">waves survived</text:p>
                        </text:list-item>
                        <text:list-item>
                          <text:p text:style-name="P80">elites killed</text:p>
                        </text:list-item>
                        <text:list-item>
                          <text:p text:style-name="P80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546166469502771941" text:style-name="L98">
        <text:list-item>
          <text:p text:style-name="P81">Scene loading / generation</text:p>
        </text:list-item>
      </text:list>
      <text:list xml:id="list1154822774690935409" text:style-name="L99">
        <text:list-item>
          <text:p text:style-name="P82">Fix scene load visual order / timing</text:p>
        </text:list-item>
        <text:list-item>
          <text:p text:style-name="P82">Implement load scene async system</text:p>
        </text:list-item>
        <text:list-item>
          <text:p text:style-name="P82">Implement loading bar / progress bar</text:p>
        </text:list-item>
      </text:list>
      <text:list xml:id="list6407234532254981364" text:style-name="L100">
        <text:list-item>
          <text:p text:style-name="P83">Implement + design details on game start properties</text:p>
          <text:list>
            <text:list-item>
              <text:p text:style-name="P83">how many resources does player start with?</text:p>
            </text:list-item>
            <text:list-item>
              <text:p text:style-name="P83">How many defenders?</text:p>
            </text:list-item>
            <text:list-item>
              <text:p text:style-name="P83">Which defenders?</text:p>
            </text:list-item>
            <text:list-item>
              <text:p text:style-name="P83">What positions do the defenders start in?</text:p>
            </text:list-item>
            <text:list-item>
              <text:p text:style-name="P83">Should spaceship area have some sandbags/cover around it</text:p>
            </text:list-item>
          </text:list>
        </text:list-item>
      </text:list>
      <text:p text:style-name="P1">Income System</text:p>
      <text:list xml:id="list8866236103001303557" text:style-name="L101">
        <text:list-item>
          <text:p text:style-name="P84">Design + implement details on income</text:p>
          <text:list>
            <text:list-item>
              <text:p text:style-name="P84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466698739313551906" text:style-name="L102">
        <text:list-item>
          <text:p text:style-name="P85">Implement 'overwatch' ability</text:p>
        </text:list-item>
      </text:list>
      <text:p text:style-name="P1"><text:soft-page-break/>Defenders</text:p>
      <text:list xml:id="list5634546076849957484" text:style-name="L103">
        <text:list-item>
          <text:p text:style-name="P86">Design + Implement Ranger</text:p>
          <text:list>
            <text:list-item>
              <text:p text:style-name="P86">Ranger abilities / passive traits designed + implemented</text:p>
            </text:list-item>
            <text:list-item>
              <text:p text:style-name="P86">ranger Weapons designed + implemented</text:p>
            </text:list-item>
            <text:list-item>
              <text:p text:style-name="P86">ranger properties / stats designed and tested</text:p>
            </text:list-item>
            <text:list-item>
              <text:p text:style-name="P86">Ranger button added to panel</text:p>
            </text:list-item>
          </text:list>
        </text:list-item>
        <text:list-item>
          <text:p text:style-name="P86">Design + Implement Engineer</text:p>
        </text:list-item>
        <text:list-item>
          <text:p text:style-name="P86">Design + Implement Marksman</text:p>
        </text:list-item>
        <text:list-item>
          <text:p text:style-name="P86">Design + Implement Radioman</text:p>
        </text:list-item>
        <text:list-item>
          <text:p text:style-name="P86">Design + Implement Gatting Gunner</text:p>
        </text:list-item>
        <text:list-item>
          <text:p text:style-name="P86">Maybe can combine engineer and radioman into a single role OR</text:p>
        </text:list-item>
        <text:list-item>
          <text:p text:style-name="P86">Radio man should have good support abilities/passives (increase ally defense, mark targets, etc)</text:p>
        </text:list-item>
        <text:list-item>
          <text:p text:style-name="P86">Extra potential classes</text:p>
          <text:list>
            <text:list-item>
              <text:p text:style-name="P86">Medic</text:p>
            </text:list-item>
            <text:list-item>
              <text:p text:style-name="P86">Scout</text:p>
            </text:list-item>
            <text:list-item>
              <text:p text:style-name="P86">Sergeant</text:p>
            </text:list-item>
            <text:list-item>
              <text:p text:style-name="P86">Demolition Expert</text:p>
            </text:list-item>
            <text:list-item>
              <text:p text:style-name="P86">Mortar man</text:p>
            </text:list-item>
          </text:list>
        </text:list-item>
      </text:list>
      <text:p text:style-name="P1"/>
      <text:p text:style-name="P1"/>
      <text:p text:style-name="P1">Play Test Notes 9/10/19</text:p>
      <text:list xml:id="list1585562242949859397" text:style-name="L104">
        <text:list-item>
          <text:p text:style-name="P88">loot box timer view cant be seen, increase sorting order FIXED</text:p>
        </text:list-item>
        <text:list-item>
          <text:p text:style-name="P88">hit chance panel lingering: could be caused by cancelling an order while hovered over an enemy FIXED</text:p>
        </text:list-item>
        <text:list-item>
          <text:p text:style-name="P88">loot boxes can be opened without an adjacent character FIXED</text:p>
        </text:list-item>
        <text:list-item>
          <text:p text:style-name="P88">Escape button not correctly clearing order / unselecting defender / etc FIXED</text:p>
        </text:list-item>
        <text:list-item>
          <text:p text:style-name="P88">Tile cover hover not deactivating correctly FIXED</text:p>
        </text:list-item>
        <text:list-item>
          <text:p text:style-name="P88">Overwatch attacks occuring against camoflaged targets FIX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9T14:46:31.47</dc:date>
    <dc:creator>will black</dc:creator>
    <meta:editing-duration>P14DT36M23S</meta:editing-duration>
    <meta:editing-cycles>485</meta:editing-cycles>
    <meta:generator>OpenOffice/4.1.6$Win32 OpenOffice.org_project/416m1$Build-9790</meta:generator>
    <meta:document-statistic meta:table-count="0" meta:image-count="0" meta:object-count="0" meta:page-count="25" meta:paragraph-count="660" meta:word-count="4871" meta:character-count="28212"/>
  </office:meta>
</office:document-meta>
</file>